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>
            <text:p>v858. Subsistence Type - Ecological Classification D. White, 1984, after Karen and Jeffrey Paige (L981)</text:p>
          </table:table-cell>
          <table:table-cell table:number-columns-repeated="3"/>
          <table:table-cell office:value-type="string">
            <text:p>v246. Subsistence Economy { Roughly Equal to the Categories below for 858. Subsistence Type - Ecological Classification (858 Categories) }</text:p>
          </table:table-cell>
          <table:table-cell/>
        </table:table-row>
        <table:table-row table:style-name="ro1">
          <table:table-cell office:value-type="string">
            <text:p>Value</text:p>
          </table:table-cell>
          <table:table-cell office:value-type="string">
            <text:p>Descripti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thering</text:p>
          </table:table-cell>
          <table:table-cell table:number-columns-repeated="2"/>
          <table:table-cell office:value-type="string">
            <text:p>Value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unting and/or Marine Animal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Gather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ishin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Fishing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nadromous Fishin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Hunting, Marin Animals, Mounted Hunt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ounted Hunting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Pastora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storalism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Shifting Cultivation, Horticulture, or Tree Fruit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hifting Cultivation, Wooden Implement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Intensive Agricultur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hifting Cultivation, Metal Implement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Two or More Contribute Equally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Horticultural Gradens or Tree Frui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tensive Agriculture, No Plow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ntensive Agriculture,, Plow</text:p>
          </table:table-cell>
          <table:table-cell table:number-columns-repeated="4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ac Ullah</meta:initial-creator>
    <meta:creation-date>2013-11-19T10:15:57</meta:creation-date>
    <dc:date>2013-11-19T16:55:17</dc:date>
    <dc:creator>Isaac Ullah</dc:creator>
    <meta:editing-duration>PT6H34M30S</meta:editing-duration>
    <meta:editing-cycles>3</meta:editing-cycles>
    <meta:generator>LibreOffice/3.5$Linux_X86_64 LibreOffice_project/350m1$Build-2</meta:generator>
    <meta:document-statistic meta:table-count="3" meta:cell-count="42" meta:object-count="0"/>
  </office:meta>
</office:document-meta>
</file>